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f8cf" officeooo:paragraph-rsid="001cf8cf"/>
    </style:style>
    <style:style style:name="P2" style:family="paragraph" style:parent-style-name="Heading_20_1">
      <style:text-properties officeooo:paragraph-rsid="00258262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Heading_20_4">
      <style:text-properties officeooo:paragraph-rsid="00216c07"/>
    </style:style>
    <style:style style:name="P8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9" style:family="paragraph" style:parent-style-name="Heading_20_5">
      <style:text-properties officeooo:rsid="00216c07" officeooo:paragraph-rsid="00216c07"/>
    </style:style>
    <style:style style:name="P10" style:family="paragraph" style:parent-style-name="Heading_20_5">
      <style:text-properties officeooo:paragraph-rsid="00216c07"/>
    </style:style>
    <style:style style:name="P11" style:family="paragraph" style:parent-style-name="Text_20_body">
      <style:text-properties officeooo:rsid="00238fb1" officeooo:paragraph-rsid="00238fb1"/>
    </style:style>
    <style:style style:name="P12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officeooo:rsid="001cf8cf"/>
    </style:style>
    <style:style style:name="T2" style:family="text">
      <style:text-properties officeooo:rsid="001d565a"/>
    </style:style>
    <style:style style:name="T3" style:family="text">
      <style:text-properties officeooo:rsid="001fbe57"/>
    </style:style>
    <style:style style:name="T4" style:family="text">
      <style:text-properties officeooo:rsid="00216c07"/>
    </style:style>
    <style:style style:name="T5" style:family="text">
      <style:text-properties officeooo:rsid="00220555"/>
    </style:style>
    <style:style style:name="T6" style:family="text">
      <style:text-properties officeooo:rsid="00258262"/>
    </style:style>
    <style:style style:name="T7" style:family="text">
      <style:text-properties officeooo:rsid="0027479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4">1. Front-end site (website)<text:a xlink:type="simple" xlink:href="#__RefHeading__209_531776062" text:style-name="Index_20_Link" text:visited-style-name="Index_20_Link"><text:tab/>3</text:a></text:p>
          <text:p text:style-name="P5"><text:a xlink:type="simple" xlink:href="#__RefHeading__211_531776062" text:style-name="Index_20_Link" text:visited-style-name="Index_20_Link">1.1. Search<text:tab/>3</text:a></text:p>
          <text:p text:style-name="P6"><text:a xlink:type="simple" xlink:href="#__RefHeading__213_531776062" text:style-name="Index_20_Link" text:visited-style-name="Index_20_Link">1.1.1. Common<text:tab/>3</text:a></text:p>
          <text:p text:style-name="P6"><text:a xlink:type="simple" xlink:href="#__RefHeading__215_531776062" text:style-name="Index_20_Link" text:visited-style-name="Index_20_Link">1.1.2. Search field and button<text:tab/>3</text:a></text:p>
          <text:p text:style-name="P6"><text:a xlink:type="simple" xlink:href="#__RefHeading__221_531776062" text:style-name="Index_20_Link" text:visited-style-name="Index_20_Link">1.1.3. Search suggestion<text:tab/>3</text:a></text:p>
          <text:p text:style-name="P6"><text:a xlink:type="simple" xlink:href="#__RefHeading__223_531776062" text:style-name="Index_20_Link" text:visited-style-name="Index_20_Link">1.1.4. Search results panel<text:tab/>3</text:a></text:p>
          <text:p text:style-name="P8"><text:a xlink:type="simple" xlink:href="#__RefHeading__225_531776062" text:style-name="Index_20_Link" text:visited-style-name="Index_20_Link">1.1.4.1. Common<text:tab/>3</text:a></text:p>
          <text:p text:style-name="P8"><text:a xlink:type="simple" xlink:href="#__RefHeading__227_531776062" text:style-name="Index_20_Link" text:visited-style-name="Index_20_Link">1.1.4.2. Companies tab<text:tab/>3</text:a></text:p>
          <text:p text:style-name="P8"><text:a xlink:type="simple" xlink:href="#__RefHeading__229_531776062" text:style-name="Index_20_Link" text:visited-style-name="Index_20_Link">1.1.4.3. Map places tab<text:tab/>3</text:a></text:p>
          <text:p text:style-name="P8"><text:a xlink:type="simple" xlink:href="#__RefHeading__231_531776062" text:style-name="Index_20_Link" text:visited-style-name="Index_20_Link">1.1.4.4. Public transport tab<text:tab/>3</text:a></text:p>
          <text:p text:style-name="P5"><text:a xlink:type="simple" xlink:href="#__RefHeading__229_1702691256" text:style-name="Index_20_Link" text:visited-style-name="Index_20_Link">1.2. Companies panel<text:tab/>3</text:a></text:p>
          <text:p text:style-name="P12"><text:a xlink:type="simple" xlink:href="#__RefHeading__231_1702691256" text:style-name="Index_20_Link" text:visited-style-name="Index_20_Link">1.2.1. Heading<text:tab/>3</text:a></text:p>
          <text:p text:style-name="P12"><text:a xlink:type="simple" xlink:href="#__RefHeading__238_531776062" text:style-name="Index_20_Link" text:visited-style-name="Index_20_Link">1.2.2. Basic filters panel<text:tab/>3</text:a></text:p>
          <text:p text:style-name="P12"><text:a xlink:type="simple" xlink:href="#__RefHeading__240_531776062" text:style-name="Index_20_Link" text:visited-style-name="Index_20_Link">1.2.3. Advanced search panel<text:tab/>3</text:a></text:p>
          <text:p text:style-name="P12"><text:a xlink:type="simple" xlink:href="#__RefHeading__233_1702691256" text:style-name="Index_20_Link" text:visited-style-name="Index_20_Link">1.2.4. List panel<text:tab/>3</text:a></text:p>
          <text:p text:style-name="P4">2. Back-end side<text:a xlink:type="simple" xlink:href="#__RefHeading__217_531776062" text:style-name="Index_20_Link" text:visited-style-name="Index_20_Link"><text:tab/>3</text:a></text:p>
          <text:p text:style-name="P5"><text:a xlink:type="simple" xlink:href="#__RefHeading__236_1702691256" text:style-name="Index_20_Link" text:visited-style-name="Index_20_Link">2.1. Web Services (API)<text:tab/>3</text:a></text:p>
          <text:p text:style-name="P6"><text:a xlink:type="simple" xlink:href="#__RefHeading__238_1702691256" text:style-name="Index_20_Link" text:visited-style-name="Index_20_Link">2.1.1. Search<text:tab/>3</text:a></text:p>
          <text:p text:style-name="P8"><text:a xlink:type="simple" xlink:href="#__RefHeading__240_1702691256" text:style-name="Index_20_Link" text:visited-style-name="Index_20_Link">2.1.1.1. Common<text:tab/>3</text:a></text:p>
          <text:p text:style-name="P8"><text:a xlink:type="simple" xlink:href="#__RefHeading__242_1702691256" text:style-name="Index_20_Link" text:visited-style-name="Index_20_Link">2.1.1.2. Branch<text:tab/>3</text:a></text:p>
          <text:p text:style-name="P8"><text:a xlink:type="simple" xlink:href="#__RefHeading__244_1702691256" text:style-name="Index_20_Link" text:visited-style-name="Index_20_Link">2.1.1.3. Map<text:tab/>3</text:a></text:p>
          <text:p text:style-name="P8"><text:a xlink:type="simple" xlink:href="#__RefHeading__246_1702691256" text:style-name="Index_20_Link" text:visited-style-name="Index_20_Link">2.1.1.4. Public transport<text:tab/>3</text:a></text:p>
          <text:p text:style-name="P8"><text:a xlink:type="simple" xlink:href="#__RefHeading__248_1702691256" text:style-name="Index_20_Link" text:visited-style-name="Index_20_Link">2.1.1.5. Suggestion<text:tab/>4</text:a></text:p>
          <text:p text:style-name="P5"><text:a xlink:type="simple" xlink:href="#__RefHeading__250_1702691256" text:style-name="Index_20_Link" text:visited-style-name="Index_20_Link">2.2. Database server<text:tab/>4</text:a></text:p>
          <text:p text:style-name="P6"><text:a xlink:type="simple" xlink:href="#__RefHeading__252_1702691256" text:style-name="Index_20_Link" text:visited-style-name="Index_20_Link">2.2.1. Common<text:tab/>4</text:a></text:p>
          <text:p text:style-name="P6"><text:a xlink:type="simple" xlink:href="#__RefHeading__254_1702691256" text:style-name="Index_20_Link" text:visited-style-name="Index_20_Link">2.2.2. Database schema<text:tab/>4</text:a></text:p>
          <text:p text:style-name="P6"><text:a xlink:type="simple" xlink:href="#__RefHeading__256_1702691256" text:style-name="Index_20_Link" text:visited-style-name="Index_20_Link">2.2.3. Schema audit<text:tab/>4</text:a></text:p>
          <text:p text:style-name="P5"><text:a xlink:type="simple" xlink:href="#__RefHeading__258_1702691256" text:style-name="Index_20_Link" text:visited-style-name="Index_20_Link">2.3. Search server<text:tab/>4</text:a></text:p>
          <text:p text:style-name="P6"><text:a xlink:type="simple" xlink:href="#__RefHeading__260_1702691256" text:style-name="Index_20_Link" text:visited-style-name="Index_20_Link">2.3.1. Common<text:tab/>4</text:a></text:p>
          <text:p text:style-name="P6"><text:a xlink:type="simple" xlink:href="#__RefHeading__262_1702691256" text:style-name="Index_20_Link" text:visited-style-name="Index_20_Link">2.3.2. Index builder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<text:bookmark-start text:name="__RefHeading__209_531776062"/>1. <text:span text:style-name="T6">Front-end site (website)</text:span><text:bookmark-end text:name="__RefHeading__209_531776062"/></text:h>
      <text:h text:style-name="Heading_20_2" text:outline-level="2"><text:bookmark-start text:name="__RefHeading__211_531776062"/>1.1. Search<text:bookmark-end text:name="__RefHeading__211_531776062"/></text:h>
      <text:h text:style-name="Heading_20_3" text:outline-level="3"><text:bookmark-start text:name="__RefHeading__213_531776062"/>1.1.1. Common<text:bookmark-end text:name="__RefHeading__213_531776062"/></text:h>
      <text:h text:style-name="Heading_20_3" text:outline-level="3"><text:bookmark-start text:name="__RefHeading__215_531776062"/>1.1.2. Search field <text:span text:style-name="T1">and button</text:span><text:bookmark-end text:name="__RefHeading__215_531776062"/></text:h>
      <text:h text:style-name="Heading_20_3" text:outline-level="3"><text:bookmark-start text:name="__RefHeading__221_531776062"/>1.1.3. Search <text:span text:style-name="T3">suggestion</text:span><text:bookmark-end text:name="__RefHeading__221_531776062"/></text:h>
      <text:h text:style-name="Heading_20_3" text:outline-level="3"><text:bookmark-start text:name="__RefHeading__223_531776062"/>1.1.4. Search results panel<text:bookmark-end text:name="__RefHeading__223_531776062"/></text:h>
      <text:h text:style-name="Heading_20_4" text:outline-level="4"><text:bookmark-start text:name="__RefHeading__225_531776062"/>1.1.4.1. <text:span text:style-name="T1">Common</text:span><text:bookmark-end text:name="__RefHeading__225_531776062"/></text:h>
      <text:h text:style-name="Heading_20_4" text:outline-level="4"><text:bookmark-start text:name="__RefHeading__227_531776062"/>1.1.4.<text:span text:style-name="T1">2</text:span>. <text:span text:style-name="T1">Companies tab</text:span><text:bookmark-end text:name="__RefHeading__227_531776062"/></text:h>
      <text:h text:style-name="Heading_20_4" text:outline-level="4"><text:bookmark-start text:name="__RefHeading__229_531776062"/>1.1.4.3. Map places tab<text:bookmark-end text:name="__RefHeading__229_531776062"/></text:h>
      <text:h text:style-name="P7" text:outline-level="4"><text:bookmark-start text:name="__RefHeading__231_531776062"/>1.1.4.4. Public transport tab<text:bookmark-end text:name="__RefHeading__231_531776062"/></text:h>
      <text:h text:style-name="Heading_20_2" text:outline-level="2"><text:bookmark-start text:name="__RefHeading__229_1702691256"/>1.2. Companies panel<text:bookmark-end text:name="__RefHeading__229_1702691256"/></text:h>
      <text:h text:style-name="P10" text:outline-level="5"><text:bookmark-start text:name="__RefHeading__231_1702691256"/>1.<text:span text:style-name="T4">2</text:span>.<text:span text:style-name="T4">1.</text:span> Heading<text:bookmark-end text:name="__RefHeading__231_1702691256"/></text:h>
      <text:h text:style-name="P10" text:outline-level="5"><text:bookmark-start text:name="__RefHeading__238_531776062"/>1.<text:span text:style-name="T4">2.2.</text:span> <text:span text:style-name="T5">Basic f</text:span>ilters panel<text:bookmark-end text:name="__RefHeading__238_531776062"/></text:h>
      <text:h text:style-name="P10" text:outline-level="5"><text:bookmark-start text:name="__RefHeading__240_531776062"/>1.<text:span text:style-name="T4">2.3. </text:span>Advanced search <text:span text:style-name="T2">panel</text:span><text:bookmark-end text:name="__RefHeading__240_531776062"/></text:h>
      <text:h text:style-name="P9" text:outline-level="5"><text:bookmark-start text:name="__RefHeading__233_1702691256"/>1.2.4. List <text:span text:style-name="T2">panel</text:span><text:bookmark-end text:name="__RefHeading__233_1702691256"/></text:h>
      <text:h text:style-name="P2" text:outline-level="1"><text:bookmark-start text:name="__RefHeading__217_531776062"/><text:span text:style-name="T1">2. Back-end side</text:span><text:bookmark-end text:name="__RefHeading__217_531776062"/></text:h>
      <text:h text:style-name="Heading_20_2" text:outline-level="2"><text:bookmark-start text:name="__RefHeading__236_1702691256"/><text:span text:style-name="T6">2.1. </text:span>Web Services <text:span text:style-name="T6">(API)</text:span><text:bookmark-end text:name="__RefHeading__236_1702691256"/></text:h>
      <text:h text:style-name="Heading_20_3" text:outline-level="3"><text:bookmark-start text:name="__RefHeading__238_1702691256"/>2.1.<text:span text:style-name="T6">1.</text:span> Search<text:bookmark-end text:name="__RefHeading__238_1702691256"/></text:h>
      <text:h text:style-name="Heading_20_4" text:outline-level="4"><text:bookmark-start text:name="__RefHeading__240_1702691256"/>2.1.1.<text:span text:style-name="T6">1.</text:span> Common<text:bookmark-end text:name="__RefHeading__240_1702691256"/></text:h>
      <text:h text:style-name="Heading_20_4" text:outline-level="4"><text:bookmark-start text:name="__RefHeading__242_1702691256"/>2.1.<text:span text:style-name="T6">1</text:span>.<text:span text:style-name="T6">2.</text:span> Branch<text:bookmark-end text:name="__RefHeading__242_1702691256"/></text:h>
      <text:h text:style-name="Heading_20_4" text:outline-level="4"><text:bookmark-start text:name="__RefHeading__244_1702691256"/>2.1.<text:span text:style-name="T6">1.</text:span>3. Map<text:bookmark-end text:name="__RefHeading__244_1702691256"/></text:h>
      <text:h text:style-name="Heading_20_4" text:outline-level="4"><text:bookmark-start text:name="__RefHeading__246_1702691256"/>2.1.<text:span text:style-name="T6">1.</text:span>4. Public transport<text:bookmark-end text:name="__RefHeading__246_1702691256"/></text:h>
      <text:h text:style-name="Heading_20_4" text:outline-level="4"><text:bookmark-start text:name="__RefHeading__248_1702691256"/><text:soft-page-break/>2.1.1.<text:span text:style-name="T7">5</text:span>. Suggestion<text:bookmark-end text:name="__RefHeading__248_1702691256"/></text:h>
      <text:h text:style-name="Heading_20_2" text:outline-level="2"><text:bookmark-start text:name="__RefHeading__250_1702691256"/>2.2. Database <text:span text:style-name="T6">server</text:span><text:bookmark-end text:name="__RefHeading__250_1702691256"/></text:h>
      <text:h text:style-name="Heading_20_3" text:outline-level="3"><text:bookmark-start text:name="__RefHeading__252_1702691256"/>2.2.1. Common<text:bookmark-end text:name="__RefHeading__252_1702691256"/></text:h>
      <text:h text:style-name="Heading_20_3" text:outline-level="3"><text:bookmark-start text:name="__RefHeading__254_1702691256"/>2.2.2. Database schema<text:bookmark-end text:name="__RefHeading__254_1702691256"/></text:h>
      <text:h text:style-name="Heading_20_3" text:outline-level="3"><text:bookmark-start text:name="__RefHeading__256_1702691256"/>2.2.3. Schema audit<text:bookmark-end text:name="__RefHeading__256_1702691256"/></text:h>
      <text:h text:style-name="Heading_20_2" text:outline-level="2"><text:bookmark-start text:name="__RefHeading__258_1702691256"/>2.3. Search server<text:bookmark-end text:name="__RefHeading__258_1702691256"/></text:h>
      <text:h text:style-name="Heading_20_3" text:outline-level="3"><text:bookmark-start text:name="__RefHeading__260_1702691256"/>2.3.1. Common<text:bookmark-end text:name="__RefHeading__260_1702691256"/></text:h>
      <text:h text:style-name="Heading_20_3" text:outline-level="3"><text:bookmark-start text:name="__RefHeading__262_1702691256"/>2.3.2. Index builder<text:bookmark-end text:name="__RefHeading__262_1702691256"/></text:h>
      <text:p text:style-name="Text_20_body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f8cf" officeooo:paragraph-rsid="001cf8c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09:33.955000000</meta:creation-date>
    <dc:date>2014-07-19T17:38:51.554000000</dc:date>
    <meta:editing-duration>PT1H28M45S</meta:editing-duration>
    <meta:editing-cycles>12</meta:editing-cycles>
    <meta:generator>LibreOffice/4.2.2.1$Windows_x86 LibreOffice_project/3be8cda0bddd8e430d8cda1ebfd581265cca5a0f</meta:generator>
    <meta:document-statistic meta:table-count="0" meta:image-count="0" meta:object-count="0" meta:page-count="4" meta:paragraph-count="62" meta:word-count="207" meta:character-count="1247" meta:non-whitespace-character-count="1100"/>
  </office:meta>
</office:document-meta>
</file>